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FreeSerif" svg:font-family="FreeSerif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officeooo:rsid="00198d52" officeooo:paragraph-rsid="00018b85" style:font-size-asian="12pt" style:font-size-complex="12pt"/>
    </style:style>
    <style:style style:name="P2" style:family="paragraph" style:parent-style-name="Standard">
      <style:text-properties officeooo:paragraph-rsid="00058403"/>
    </style:style>
    <style:style style:name="P3" style:family="paragraph" style:parent-style-name="Standard">
      <style:text-properties officeooo:paragraph-rsid="0005cfe0"/>
    </style:style>
    <style:style style:name="P4" style:family="paragraph" style:parent-style-name="Heading_20_2">
      <style:text-properties style:font-name="FreeSans" fo:font-size="14pt" fo:font-weight="bold" officeooo:rsid="0004c655" officeooo:paragraph-rsid="0004c655" style:font-name-asian="Microsoft YaHei" style:font-size-asian="14pt" style:font-weight-asian="bold" style:font-name-complex="Mangal" style:font-size-complex="14pt" style:font-weight-complex="bold"/>
    </style:style>
    <style:style style:name="P5" style:family="paragraph" style:parent-style-name="Heading_20_3">
      <style:text-properties style:font-name="FreeSans" fo:font-size="12pt" officeooo:paragraph-rsid="00018b85" style:font-size-asian="12pt" style:font-size-complex="12pt"/>
    </style:style>
    <style:style style:name="T1" style:family="text">
      <style:text-properties fo:font-weight="bold" officeooo:rsid="00018b85" style:font-name-asian="Microsoft YaHei" style:font-weight-asian="bold" style:font-name-complex="Mangal" style:font-weight-complex="bold"/>
    </style:style>
    <style:style style:name="T2" style:family="text">
      <style:text-properties fo:font-weight="bold" officeooo:rsid="0001c103" style:font-name-asian="Microsoft YaHei" style:font-weight-asian="bold" style:font-name-complex="Mangal" style:font-weight-complex="bold"/>
    </style:style>
    <style:style style:name="T3" style:family="text">
      <style:text-properties style:font-name="FreeSerif" fo:font-size="12pt" officeooo:rsid="0004c655" style:font-size-asian="12pt" style:font-size-complex="12pt"/>
    </style:style>
    <style:style style:name="T4" style:family="text">
      <style:text-properties style:font-name="FreeSerif" fo:font-size="12pt" officeooo:rsid="00058403" style:font-size-asian="12pt" style:font-size-complex="12pt"/>
    </style:style>
    <style:style style:name="T5" style:family="text">
      <style:text-properties style:font-name="FreeSerif" fo:font-size="12pt" officeooo:rsid="0005cfe0" style:font-size-asian="12pt" style:font-size-complex="12pt"/>
    </style:style>
    <style:style style:name="T6" style:family="text">
      <style:text-properties style:font-name="FreeSerif" fo:font-size="12pt" officeooo:rsid="000796f0" style:font-size-asian="12pt" style:font-size-complex="12pt"/>
    </style:style>
    <style:style style:name="T7" style:family="text">
      <style:text-properties style:font-name="FreeSerif" fo:font-size="12pt" officeooo:rsid="00090926" style:font-size-asian="12pt" style:font-size-complex="12pt"/>
    </style:style>
    <style:style style:name="T8" style:family="text">
      <style:text-properties officeooo:rsid="0005cf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Mattias Åhlander</text:h>
      <text:h text:style-name="Heading_20_3" text:outline-level="3">Sprint 1</text:h>
      <text:p text:style-name="P2"><text:span text:style-name="T3">During the first sprint there was a planning phase where I participated in the discussion on </text:span><text:span text:style-name="T4">which functions to be implemented on which platform. If it should be on</text:span><text:span text:style-name="T3"> the website </text:span><text:span text:style-name="T4">or in the</text:span><text:span text:style-name="T3"> application. <text:line-break/></text:span><text:span text:style-name="T4">I then worked together with Jonathan Ek to create a use-case diagram that displayed the workflow at Antons Skafferi, which illustrated how the</text:span><text:span text:style-name="T5"> staff and customers interacts with the different systems.</text:span></text:p>
      <text:h text:style-name="P5" text:outline-level="3">Sprint <text:span text:style-name="T1">2</text:span></text:h>
      <text:p text:style-name="P3"><text:span text:style-name="T5">For this sprint I joined the development team for the website. In this team I have been participating in giving feedback and helping to form the mockup for the android application. I then completed the part of the lab two that I was assigned, that was related to use-case diagrams. </text:span><text:span text:style-name="T6">The html code for the website was first written in </text:span><text:span text:style-name="T7">normal html5, so I have started translating parts of it to JSF Facelets. </text:span></text:p>
      <text:h text:style-name="Heading_20_3" text:outline-level="3">Sprint 3</text:h>
      <text:p text:style-name="P1"><text:span text:style-name="T8">A</text:span>sd</text:p>
      <text:h text:style-name="Heading_20_3" text:outline-level="3">Sprint 4</text:h>
      <text:p text:style-name="P1">Asd</text:p>
      <text:h text:style-name="Heading_20_3" text:outline-level="3">Sprint 5</text:h>
      <text:p text:style-name="Standard">Asd</text:p>
      <text:h text:style-name="Heading_20_3" text:outline-level="3"><text:span text:style-name="T2">Sprint </text:span><text:span text:style-name="T1">n</text:span></text:h>
      <text:p text:style-name="P1">A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FreeSerif" svg:font-family="FreeSerif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family-generic="roman" fo:font-size="12pt" officeooo:rsid="00198d5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>
        <style:tab-stops/>
      </style:paragraph-properties>
      <style:text-properties style:font-name="FreeSans" fo:font-family="FreeSans" style:font-family-generic="swiss" fo:font-size="14pt" fo:font-weight="bold" officeooo:rsid="0024a4aa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FreeSans" fo:font-family="FreeSans" style:font-family-generic="swiss" fo:font-size="12pt" fo:font-weight="bold" officeooo:rsid="00018b85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 LibreOffice_project/b0a288ab3d2d4774cb44b62f04d5d28733ac6df8</meta:generator>
    <dc:date>2020-02-14T14:37:16.545000000</dc:date>
    <meta:editing-duration>PT11M15S</meta:editing-duration>
    <meta:editing-cycles>6</meta:editing-cycles>
    <meta:document-statistic meta:table-count="0" meta:image-count="0" meta:object-count="0" meta:page-count="1" meta:paragraph-count="13" meta:word-count="157" meta:character-count="883" meta:non-whitespace-character-count="737"/>
  </office:meta>
</office:document-meta>
</file>